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="0.06pt solid #000000" style:shadow="#808080 0.18cm 0.18cm"/>
      <style:text-properties fo:font-weight="bold" officeooo:rsid="0010d5af" officeooo:paragraph-rsid="0010d5af" style:font-weight-asian="bold" style:font-weight-complex="bold"/>
    </style:style>
    <style:style style:name="P2" style:family="paragraph" style:parent-style-name="Standard">
      <style:paragraph-properties fo:line-height="115%" style:shadow="none"/>
      <style:text-properties fo:font-size="10pt" fo:font-style="normal" fo:font-weight="normal" officeooo:rsid="0010d5af" officeooo:paragraph-rsid="0010d5af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line-height="115%" style:shadow="none"/>
      <style:text-properties fo:font-size="10pt" fo:font-style="normal" fo:font-weight="bold" officeooo:rsid="001ab566" officeooo:paragraph-rsid="001ab566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paragraph-properties fo:line-height="115%" style:shadow="none"/>
      <style:text-properties fo:font-size="10pt" fo:font-style="normal" fo:font-weight="bold" officeooo:rsid="001ab566" officeooo:paragraph-rsid="001be09e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line-height="115%" style:shadow="none"/>
      <style:text-properties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line-height="115%" style:shadow="none"/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 style:shadow="none"/>
      <style:text-properties fo:font-size="10pt" officeooo:paragraph-rsid="0026370f" style:font-size-asian="10pt" style:font-size-complex="10pt"/>
    </style:style>
    <style:style style:name="P8" style:family="paragraph" style:parent-style-name="Standard">
      <style:paragraph-properties fo:line-height="115%" style:shadow="none"/>
      <style:text-properties fo:font-weight="bold" officeooo:rsid="001314fe" officeooo:paragraph-rsid="001314fe" style:font-weight-asian="bold" style:font-weight-complex="bold"/>
    </style:style>
    <style:style style:name="P9" style:family="paragraph" style:parent-style-name="Standard">
      <style:paragraph-properties fo:line-height="115%" style:shadow="none"/>
      <style:text-properties fo:font-weight="bold" officeooo:rsid="0010d5af" officeooo:paragraph-rsid="0010d5af" style:font-weight-asian="bold" style:font-weight-complex="bold"/>
    </style:style>
    <style:style style:name="P10" style:family="paragraph" style:parent-style-name="Standard">
      <style:paragraph-properties fo:line-height="115%" style:shadow="none"/>
      <style:text-properties fo:font-weight="bold" officeooo:rsid="0010d5af" officeooo:paragraph-rsid="00365741" style:font-weight-asian="bold" style:font-weight-complex="bold"/>
    </style:style>
    <style:style style:name="P11" style:family="paragraph" style:parent-style-name="Standard">
      <style:paragraph-properties fo:line-height="115%" style:shadow="none"/>
      <style:text-properties fo:font-weight="normal" officeooo:rsid="0010d5af" officeooo:paragraph-rsid="0010d5af" style:font-weight-asian="normal" style:font-weight-complex="normal"/>
    </style:style>
    <style:style style:name="P12" style:family="paragraph" style:parent-style-name="Standard">
      <style:paragraph-properties fo:line-height="115%" style:shadow="none" style:writing-mode="lr-tb"/>
      <style:text-properties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line-height="115%" style:shadow="none" style:writing-mode="lr-tb"/>
      <style:text-properties fo:font-size="10pt" fo:font-style="normal" officeooo:paragraph-rsid="00345dd8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line-height="115%" style:shadow="none" style:writing-mode="lr-tb"/>
      <style:text-properties fo:font-size="10pt" fo:font-style="normal" fo:font-weight="bold" officeooo:rsid="001ab566" officeooo:paragraph-rsid="003941f4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line-height="115%" style:shadow="none"/>
      <style:text-properties style:text-position="0% 100%" fo:font-size="5pt" fo:font-weight="bold" officeooo:rsid="001314fe" officeooo:paragraph-rsid="001314fe" style:font-size-asian="5pt" style:font-weight-asian="bold" style:font-size-complex="5pt" style:font-weight-complex="bold"/>
    </style:style>
    <style:style style:name="P16" style:family="paragraph" style:parent-style-name="Standard">
      <style:paragraph-properties fo:line-height="115%" style:shadow="none"/>
      <style:text-properties style:text-position="0% 100%" fo:font-size="5pt" fo:font-weight="bold" officeooo:rsid="0010d5af" officeooo:paragraph-rsid="0010d5af" style:font-size-asian="5pt" style:font-weight-asian="bold" style:font-size-complex="5pt" style:font-weight-complex="bold"/>
    </style:style>
    <style:style style:name="P17" style:family="paragraph" style:parent-style-name="Standard">
      <style:paragraph-properties fo:line-height="115%" style:shadow="none"/>
      <style:text-properties style:text-position="super 58%" fo:font-size="5pt" fo:font-weight="bold" officeooo:rsid="001a4361" officeooo:paragraph-rsid="001a4361" style:font-size-asian="5pt" style:font-weight-asian="bold" style:font-size-complex="5pt" style:font-weight-complex="bold"/>
    </style:style>
    <style:style style:name="P18" style:family="paragraph" style:parent-style-name="Standard">
      <style:paragraph-properties fo:padding="0.049cm" fo:border="0.06pt solid #000000" style:shadow="#808080 0.18cm 0.18cm"/>
      <style:text-properties style:text-position="0% 100%" fo:font-weight="bold" officeooo:rsid="0010d5af" officeooo:paragraph-rsid="0010d5af" style:font-weight-asian="bold" style:font-weight-complex="bold"/>
    </style:style>
    <style:style style:name="P19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size="11pt" fo:font-weight="bold" officeooo:rsid="00105d5b" officeooo:paragraph-rsid="00105d5b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size="11pt" fo:font-weight="bold" officeooo:rsid="0010d5af" officeooo:paragraph-rsid="002de2f6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size="11pt" fo:font-weight="bold" officeooo:rsid="003d1383" officeooo:paragraph-rsid="003eb958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center" style:justify-single-word="false" fo:padding="0.049cm" fo:border="0.06pt solid #000000" style:shadow="#808080 0.18cm 0.18cm"/>
      <style:text-properties officeooo:paragraph-rsid="00105d5b"/>
    </style:style>
    <style:style style:name="P23" style:family="paragraph" style:parent-style-name="Standard">
      <style:paragraph-properties fo:text-align="center" style:justify-single-word="false" fo:padding="0.049cm" fo:border="0.06pt solid #000000" style:shadow="#808080 0.18cm 0.18cm"/>
      <style:text-properties officeooo:paragraph-rsid="0041f696"/>
    </style:style>
    <style:style style:name="P24" style:family="paragraph" style:parent-style-name="Standard">
      <style:text-properties fo:font-size="5pt" fo:font-weight="bold" officeooo:rsid="0010d5af" officeooo:paragraph-rsid="0010d5af" style:font-size-asian="5pt" style:font-weight-asian="bold" style:font-size-complex="5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style:text-position="0% 100%" fo:font-style="italic" officeooo:rsid="0017569c" style:font-style-asian="italic" style:font-style-complex="italic"/>
    </style:style>
    <style:style style:name="T5" style:family="text">
      <style:text-properties style:text-position="0% 100%" fo:font-style="italic" officeooo:rsid="0019947c" style:font-style-asian="italic" style:font-style-complex="italic"/>
    </style:style>
    <style:style style:name="T6" style:family="text">
      <style:text-properties style:text-position="0% 100%" officeooo:rsid="00156809"/>
    </style:style>
    <style:style style:name="T7" style:family="text">
      <style:text-properties style:text-position="0% 100%" officeooo:rsid="0017569c"/>
    </style:style>
    <style:style style:name="T8" style:family="text">
      <style:text-properties style:text-position="0% 100%" officeooo:rsid="0019947c"/>
    </style:style>
    <style:style style:name="T9" style:family="text">
      <style:text-properties style:text-position="0% 100%" fo:font-size="10pt" style:font-size-asian="10pt" style:font-size-complex="10pt"/>
    </style:style>
    <style:style style:name="T10" style:family="text">
      <style:text-properties style:text-position="0% 100%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text-position="0% 100%" fo:font-size="10pt" fo:font-weight="normal" officeooo:rsid="0012074c" style:font-size-asian="10pt" style:font-weight-asian="normal" style:font-size-complex="10pt" style:font-weight-complex="normal"/>
    </style:style>
    <style:style style:name="T12" style:family="text">
      <style:text-properties style:text-position="0% 100%" fo:font-size="10pt" fo:font-weight="normal" officeooo:rsid="001314fe" style:font-size-asian="10pt" style:font-weight-asian="normal" style:font-size-complex="10pt" style:font-weight-complex="normal"/>
    </style:style>
    <style:style style:name="T13" style:family="text">
      <style:text-properties style:text-position="0% 100%" fo:font-size="10pt" fo:font-weight="normal" officeooo:rsid="00365741" style:font-size-asian="10pt" style:font-weight-asian="normal" style:font-size-complex="10pt" style:font-weight-complex="normal"/>
    </style:style>
    <style:style style:name="T14" style:family="text">
      <style:text-properties style:text-position="0% 100%" fo:font-size="10pt" fo:font-style="italic" fo:font-weight="normal" officeooo:rsid="001314fe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style:text-position="0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text-position="0% 100%" fo:font-size="10pt" fo:font-style="normal" fo:font-weight="normal" officeooo:rsid="00135038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officeooo:rsid="0012074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57c70" style:font-style-asian="italic" style:font-style-complex="italic"/>
    </style:style>
    <style:style style:name="T20" style:family="text">
      <style:text-properties fo:font-style="italic" officeooo:rsid="001a5d83" style:font-style-asian="italic" style:font-style-complex="italic"/>
    </style:style>
    <style:style style:name="T21" style:family="text">
      <style:text-properties fo:font-style="italic" officeooo:rsid="001e3080" style:font-style-asian="italic" style:font-style-complex="italic"/>
    </style:style>
    <style:style style:name="T22" style:family="text">
      <style:text-properties fo:font-style="italic" officeooo:rsid="002422ec" style:font-style-asian="italic" style:font-style-complex="italic"/>
    </style:style>
    <style:style style:name="T23" style:family="text">
      <style:text-properties fo:font-style="italic" officeooo:rsid="00250c75" style:font-style-asian="italic" style:font-style-complex="italic"/>
    </style:style>
    <style:style style:name="T24" style:family="text">
      <style:text-properties fo:font-style="italic" officeooo:rsid="0026370f" style:font-style-asian="italic" style:font-style-complex="italic"/>
    </style:style>
    <style:style style:name="T25" style:family="text">
      <style:text-properties fo:font-style="italic" officeooo:rsid="002c67de" style:font-style-asian="italic" style:font-style-complex="italic"/>
    </style:style>
    <style:style style:name="T26" style:family="text">
      <style:text-properties fo:font-style="italic" officeooo:rsid="002e6630" style:font-style-asian="italic" style:font-style-complex="italic"/>
    </style:style>
    <style:style style:name="T27" style:family="text">
      <style:text-properties fo:font-style="italic" officeooo:rsid="00302984" style:font-style-asian="italic" style:font-style-complex="italic"/>
    </style:style>
    <style:style style:name="T28" style:family="text">
      <style:text-properties fo:font-style="italic" officeooo:rsid="003293f0" style:font-style-asian="italic" style:font-style-complex="italic"/>
    </style:style>
    <style:style style:name="T29" style:family="text">
      <style:text-properties fo:font-style="italic" officeooo:rsid="00345dd8" style:font-style-asian="italic" style:font-style-complex="italic"/>
    </style:style>
    <style:style style:name="T30" style:family="text">
      <style:text-properties fo:font-style="italic" officeooo:rsid="002de2f6" style:font-style-asian="italic" style:font-style-complex="italic"/>
    </style:style>
    <style:style style:name="T31" style:family="text">
      <style:text-properties fo:font-style="italic" officeooo:rsid="0029560b" style:font-style-asian="italic" style:font-style-complex="italic"/>
    </style:style>
    <style:style style:name="T32" style:family="text">
      <style:text-properties fo:font-style="normal" officeooo:rsid="002422ec" style:font-style-asian="normal" style:font-style-complex="normal"/>
    </style:style>
    <style:style style:name="T33" style:family="text">
      <style:text-properties fo:font-style="normal" officeooo:rsid="00250c75" style:font-style-asian="normal" style:font-style-complex="normal"/>
    </style:style>
    <style:style style:name="T34" style:family="text">
      <style:text-properties fo:font-style="normal" style:text-underline-style="none" style:font-style-asian="normal" style:font-style-complex="normal"/>
    </style:style>
    <style:style style:name="T35" style:family="text">
      <style:text-properties fo:font-style="normal" style:text-underline-style="none" officeooo:rsid="001e3080" style:font-style-asian="normal" style:font-style-complex="normal"/>
    </style:style>
    <style:style style:name="T36" style:family="text">
      <style:text-properties officeooo:rsid="00157c70"/>
    </style:style>
    <style:style style:name="T37" style:family="text">
      <style:text-properties officeooo:rsid="001858a9"/>
    </style:style>
    <style:style style:name="T38" style:family="text">
      <style:text-properties officeooo:rsid="001a4361"/>
    </style:style>
    <style:style style:name="T39" style:family="text">
      <style:text-properties officeooo:rsid="001a5d83"/>
    </style:style>
    <style:style style:name="T40" style:family="text">
      <style:text-properties officeooo:rsid="001be09e"/>
    </style:style>
    <style:style style:name="T41" style:family="text">
      <style:text-properties officeooo:rsid="0020b98c"/>
    </style:style>
    <style:style style:name="T42" style:family="text">
      <style:text-properties officeooo:rsid="002422ec"/>
    </style:style>
    <style:style style:name="T43" style:family="text">
      <style:text-properties officeooo:rsid="0026370f"/>
    </style:style>
    <style:style style:name="T44" style:family="text">
      <style:text-properties officeooo:rsid="0029560b"/>
    </style:style>
    <style:style style:name="T45" style:family="text">
      <style:text-properties officeooo:rsid="002c67de"/>
    </style:style>
    <style:style style:name="T46" style:family="text">
      <style:text-properties officeooo:rsid="002de2f6"/>
    </style:style>
    <style:style style:name="T47" style:family="text">
      <style:text-properties officeooo:rsid="002e6630"/>
    </style:style>
    <style:style style:name="T48" style:family="text">
      <style:text-properties officeooo:rsid="00302984"/>
    </style:style>
    <style:style style:name="T49" style:family="text">
      <style:text-properties officeooo:rsid="003293f0"/>
    </style:style>
    <style:style style:name="T50" style:family="text">
      <style:text-properties officeooo:rsid="00345dd8"/>
    </style:style>
    <style:style style:name="T51" style:family="text">
      <style:text-properties officeooo:rsid="003941f4"/>
    </style:style>
    <style:style style:name="T52" style:family="text">
      <style:text-properties style:font-weight-complex="normal" loext:padding="0.049cm" loext:border="0.06pt solid #000000"/>
    </style:style>
    <style:style style:name="T53" style:family="text">
      <style:text-properties officeooo:rsid="002c67de" style:font-weight-complex="normal" loext:padding="0.049cm" loext:border="0.06pt solid #000000"/>
    </style:style>
    <style:style style:name="T54" style:family="text">
      <style:text-properties officeooo:rsid="003293f0" style:font-weight-complex="normal" loext:padding="0.049cm" loext:border="0.06pt solid #000000"/>
    </style:style>
    <style:style style:name="T55" style:family="text">
      <style:text-properties officeooo:rsid="003bec35"/>
    </style:style>
    <style:style style:name="T56" style:family="text">
      <style:text-properties fo:font-size="10pt" style:font-size-asian="10pt" style:font-size-complex="10pt" style:font-weight-complex="normal" loext:padding="0.049cm" loext:border="0.06pt solid #000000"/>
    </style:style>
    <style:style style:name="T57" style:family="text">
      <style:text-properties fo:font-size="5pt" style:font-size-asian="5pt" style:font-size-complex="5pt"/>
    </style:style>
    <style:style style:name="T58" style:family="text">
      <style:text-properties officeooo:rsid="0041f696"/>
    </style:style>
    <style:style style:name="T59" style:family="text">
      <style:text-properties fo:font-size="11pt" fo:font-weight="bold" officeooo:rsid="00105d5b" style:font-size-asian="11pt" style:font-weight-asian="bold" style:font-size-complex="11pt" style:font-weight-complex="bold"/>
    </style:style>
    <style:style style:name="T60" style:family="text">
      <style:text-properties fo:font-size="11pt" fo:font-weight="bold" officeooo:rsid="002de2f6" style:font-size-asian="11pt" style:font-weight-asian="bold" style:font-size-complex="11pt" style:font-weight-complex="bold"/>
    </style:style>
    <style:style style:name="T61" style:family="text">
      <style:text-properties fo:font-size="11pt" fo:font-weight="bold" officeooo:rsid="0041f696" style:font-size-asian="11pt" style:font-weight-asian="bold" style:font-size-complex="11pt" style:font-weight-complex="bold"/>
    </style:style>
    <style:style style:name="T62" style:family="text">
      <style:text-properties fo:font-size="11pt" fo:font-weight="bold" officeooo:rsid="0010d5af" style:font-size-asian="11pt" style:font-weight-asian="bold" style:font-size-complex="11pt" style:font-weight-complex="bold"/>
    </style:style>
    <style:style style:name="T63" style:family="text">
      <style:text-properties fo:font-size="11pt" fo:font-style="italic" fo:font-weight="bold" officeooo:rsid="002de2f6" style:font-size-asian="11pt" style:font-style-asian="italic" style:font-weight-asian="bold" style:font-size-complex="11pt" style:font-style-complex="italic" style:font-weight-complex="bold"/>
    </style:style>
    <style:style style:name="T64" style:family="text">
      <style:text-properties fo:font-size="11pt" fo:font-style="italic" fo:font-weight="bold" officeooo:rsid="0010d5af" style:font-size-asian="11pt" style:font-style-asian="italic" style:font-weight-asian="bold" style:font-size-complex="11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59">Propositions de lectures</text:span></text:p>
      <text:p text:style-name="P23"><text:span text:style-name="T61">C</text:span><text:span text:style-name="T60">es livres ne seront </text:span><text:span text:style-name="T63">pas</text:span><text:span text:style-name="T60"> étudiés en classe, </text:span><text:span text:style-name="T61">i</text:span><text:span text:style-name="T62">l ne s’agit </text:span><text:span text:style-name="T64">que</text:span><text:span text:style-name="T62"> de propositions.</text:span></text:p>
      <text:p text:style-name="P22"><text:span text:style-name="T62"/></text:p>
      <text:p text:style-name="P20"><text:span text:style-name="T46">R</text:span>ien ne vous oblige à tout lire, rien ne vous oblige à lire quoi que <text:span text:style-name="T17">ce</text:span> soit :)</text:p>
      <text:p text:style-name="P21">Certains ouvrages, signalés par <text:span text:style-name="T52">►</text:span>, sont disponibles au CDI.</text:p>
      <text:p text:style-name="P24"/>
      <text:p text:style-name="P1"><text:s/>niveau 6<text:span text:style-name="T1">e</text:span></text:p>
      <text:p text:style-name="P2"><text:span text:style-name="T2">► </text:span><text:span text:style-name="T6">(poésie) </text:span><text:span text:style-name="T2">BASHÔ Matsuo, </text:span><text:span text:style-name="T3">Cent onze haïku</text:span></text:p>
      <text:p text:style-name="P2"><text:span text:style-name="T2">► </text:span><text:span text:style-name="T7">(poésie) </text:span><text:span text:style-name="T2">LACOTTE Daniel, ROIG Lola, </text:span><text:span text:style-name="T3">Etincelles</text:span><text:span text:style-name="T2"> </text:span></text:p>
      <text:p text:style-name="P2"><text:span text:style-name="T2">► </text:span><text:span text:style-name="T6">(conte) </text:span><text:span text:style-name="T2">BIEZIN Michaël, RICOSSÉ Julie, </text:span><text:span text:style-name="T3">Samson, le sang et le mie</text:span><text:span text:style-name="T4">l</text:span></text:p>
      <text:p text:style-name="P2"><text:span text:style-name="T7">► (conte) LAMARCHE Léo, </text:span><text:span text:style-name="T4">Les larmes de Psyché</text:span><text:span text:style-name="T7"> </text:span></text:p>
      <text:p text:style-name="P2"><text:span text:style-name="T2">► </text:span><text:span text:style-name="T6">(BD) </text:span><text:span text:style-name="T2">FILIPPI Denis-Pierre, REVEL Sandrine, </text:span><text:span text:style-name="T3">Un drôle d'ange gardien</text:span></text:p>
      <text:p text:style-name="P2"><text:span text:style-name="T2">► </text:span><text:span text:style-name="T8">(BD) PLUMERI Arnaud, BLOZ, </text:span><text:span text:style-name="T5">Les Dinosaures en bande dessinée</text:span><text:span text:style-name="T8"> </text:span></text:p>
      <text:p text:style-name="P2">► <text:span text:style-name="T36">(théâtre) GRANOUILLET Gilles, </text:span><text:span text:style-name="T19">Poucet pour les grands</text:span></text:p>
      <text:p text:style-name="P2">► <text:span text:style-name="T37">(théâtre) </text:span>TOSTAIN Christophe, <text:span text:style-name="T18">L'arbre boit</text:span></text:p>
      <text:p text:style-name="P3">… et n’importe quelle édition de l’<text:span text:style-name="T18">Odyssée</text:span> <text:span text:style-name="T44">et des </text:span><text:span text:style-name="T31">Métamorphoses</text:span><text:span text:style-name="T44"> d’Ovide !</text:span></text:p>
      <text:p text:style-name="P15"/>
      <text:p text:style-name="P1"><text:span text:style-name="T2"><text:s/>niveau 5</text:span><text:span text:style-name="T1">e</text:span></text:p>
      <text:p text:style-name="P6"><text:span text:style-name="T52">►</text:span> <text:span text:style-name="T43">(poésie) CHABAS Jean-François, </text:span><text:span text:style-name="T24">Je suis la fille du voleur </text:span></text:p>
      <text:p text:style-name="P7">► <text:span text:style-name="T43">(poésie) PINGUILLY Yves, KOENIG Florence, </text:span><text:span text:style-name="T24">Paris bon bec</text:span><text:span text:style-name="T43"> </text:span></text:p>
      <text:p text:style-name="P6">► <text:span text:style-name="T42">(conte) EL-FASI Mohammed, DERMENGHEN Émile, ZINK Lætitia, </text:span><text:span text:style-name="T22">Nouveaux contes de Fez</text:span></text:p>
      <text:p text:style-name="P6"><text:span text:style-name="T32">► </text:span><text:span text:style-name="T33">(conte) </text:span><text:span text:style-name="T32">SAINT CHAMAS (de) Emmanuelle, SAINT CHAMAS (de) Benoît</text:span><text:span text:style-name="T22"> </text:span><text:span text:style-name="T23">et alii</text:span><text:span text:style-name="T32">, </text:span><text:span text:style-name="T22">Contes des six trésors </text:span></text:p>
      <text:p text:style-name="P6">► <text:span text:style-name="T38">(récit) </text:span>BAYAR Michèle, <text:span text:style-name="T18">La tour des vents</text:span></text:p>
      <text:p text:style-name="P6"><text:span text:style-name="T34">► </text:span><text:span text:style-name="T35">(récit) LE CLÉZIO Jean-Marie Gustave, </text:span><text:span text:style-name="T21">Pawana </text:span></text:p>
      <text:p text:style-name="P5">► <text:span text:style-name="T38">(BD) </text:span>JAMIESON Victoria, <text:span text:style-name="T18">Roller Girl</text:span></text:p>
      <text:p text:style-name="P5">► <text:span text:style-name="T41">(BD) </text:span>ZIDROU, ERNST Serge<text:span text:style-name="T41">, </text:span><text:span text:style-name="T18">Boule à zéro - 3. Docteur Zita </text:span></text:p>
      <text:p text:style-name="P5">► <text:span text:style-name="T39">(théâtre) LINDSTRÖM Börje, </text:span><text:span text:style-name="T20">Contagieux</text:span></text:p>
      <text:p text:style-name="P5"><text:span text:style-name="T39">► (théâtre) RICHARD Dominique, </text:span><text:span text:style-name="T20">Les saisons de Rosemarie</text:span><text:span text:style-name="T39"> </text:span></text:p>
      <text:p text:style-name="P4">… et n’importe quelle édition <text:span text:style-name="T40">des œuvres de Molière et de Jules Verne !</text:span></text:p>
      <text:p text:style-name="P17"/>
      <text:p text:style-name="P1"><text:span text:style-name="T2"><text:s/>niveau 3</text:span><text:span text:style-name="T1">e</text:span></text:p>
      <text:p text:style-name="P6">► (poésie) VAN ACKER Christine, <text:span text:style-name="T18">Vilain crapaud cherche jolie grenouille</text:span></text:p>
      <text:p text:style-name="P6">► <text:span text:style-name="T45">(poésie) BOUCHERY Dan, LAMALI Anne, </text:span><text:span text:style-name="T25">Les éphémères</text:span></text:p>
      <text:p text:style-name="P5"><text:span text:style-name="T53">►</text:span><text:span text:style-name="T45"> (conte) HAMPÂTE BÂ Amadou, </text:span><text:span text:style-name="T25">La querelle des deux lézards et autres contes africains</text:span></text:p>
      <text:p text:style-name="P5">► <text:span text:style-name="T47">(conte) PIQUEMAL Michel, LAGAUTRIÈRE Philippe, </text:span><text:span text:style-name="T26">Les philo-fables pour la Terre</text:span></text:p>
      <text:p text:style-name="P5">► <text:span text:style-name="T48">(récit) </text:span>CERASOLI Anna, <text:span text:style-name="T18">Petits et grands mystères des maths</text:span></text:p>
      <text:p text:style-name="P5">► <text:span text:style-name="T48">(récit) SZAC Murielle, </text:span><text:span text:style-name="T27">Un lourd silence</text:span></text:p>
      <text:p text:style-name="P5"><text:span text:style-name="T52">►</text:span> <text:span text:style-name="T49">(BD) SATRAPI Marjane, </text:span><text:span text:style-name="T28">Persépolis</text:span></text:p>
      <text:p text:style-name="P12"><text:span text:style-name="T54">►</text:span><text:span text:style-name="T49"> (BD) TANIGUCHI Jir</text:span><text:span text:style-name="T55">ô</text:span><text:span text:style-name="T49">, </text:span><text:span text:style-name="T28">Quartier lointain</text:span></text:p>
      <text:p text:style-name="P12">► <text:span text:style-name="T50">(théâtre) SCHWARTZ Evgueni, </text:span><text:span text:style-name="T29">Le dragon</text:span><text:span text:style-name="T50"> </text:span></text:p>
      <text:p text:style-name="P13">► <text:span text:style-name="T50">(théâtre) AUFORT Philippe, </text:span><text:span text:style-name="T29">Le mioche</text:span><text:span text:style-name="T50"> </text:span></text:p>
      <text:p text:style-name="P14">… et <text:span text:style-name="T51">si vous aimez la poésie, tout ce qu’a écrit Charles Baudelaire !</text:span></text:p>
      <text:p text:style-name="P16"/>
      <text:p text:style-name="P18"><text:s/>… et pour vous cultiver à peu de frais … </text:p>
      <text:p text:style-name="P10"><text:span text:style-name="T10">► </text:span><text:a xlink:type="simple" xlink:href="https://www.lumni.fr/" text:style-name="Internet_20_link" text:visited-style-name="Visited_20_Internet_20_Link"><text:span text:style-name="T10">https://www.lumni.fr/</text:span></text:a><text:span text:style-name="T10"> : </text:span><text:span text:style-name="T13">un site très accessible, conçu par l’éducation nationale pour se cultiver</text:span></text:p>
      <text:p text:style-name="P11"><text:span text:style-name="T9">► </text:span><text:a xlink:type="simple" xlink:href="https://fr.wikipedia.org/wiki/Catégorie:Article_de_qualité" text:style-name="Internet_20_link" text:visited-style-name="Visited_20_Internet_20_Link"><text:span text:style-name="T9">https://fr.wikipedia.org/wiki/Cat%C3%A9gorie:Article_de_qualit%C3%A9</text:span></text:a><text:span text:style-name="T9"> : les articles de qualité de Wikipedia</text:span></text:p>
      <text:p text:style-name="P9"><text:span text:style-name="T10">► </text:span><text:a xlink:type="simple" xlink:href="https://www.lemonde.fr/" text:style-name="Internet_20_link" text:visited-style-name="Visited_20_Internet_20_Link"><text:span text:style-name="T10">https://www.lemonde.fr/</text:span></text:a><text:span text:style-name="T10"> : accès en partie gratuit à l’édition du Monde</text:span></text:p>
      <text:p text:style-name="P9"><text:span text:style-name="T10">► </text:span><text:a xlink:type="simple" xlink:href="https://www.franceculture.fr/" text:style-name="Internet_20_link" text:visited-style-name="Visited_20_Internet_20_Link"><text:span text:style-name="T10">https://www.franceculture.fr/</text:span></text:a><text:span text:style-name="T10"> : accès gratuit à une radio </text:span><text:span text:style-name="T11">de grande qualité</text:span></text:p>
      <text:p text:style-name="P9"><text:span text:style-name="T10">► </text:span><text:a xlink:type="simple" xlink:href="https://www.lemonde.fr/blog/huet/" text:style-name="Internet_20_link" text:visited-style-name="Visited_20_Internet_20_Link"><text:span text:style-name="T10">https://www.lemonde.fr/blog/huet/</text:span></text:a><text:span text:style-name="T10"> : blog scientifique d’un journaliste au Monde</text:span></text:p>
      <text:p text:style-name="P9"><text:span text:style-name="T10">► </text:span><text:a xlink:type="simple" xlink:href="https://www.nytimes.com/" text:style-name="Internet_20_link" text:visited-style-name="Visited_20_Internet_20_Link"><text:span text:style-name="T10">https://www.nytimes.com/</text:span></text:a><text:span text:style-name="T10"> : </text:span><text:span text:style-name="T12">accès gratuit à l’édition du </text:span><text:span text:style-name="T14">New York Times</text:span></text:p>
      <text:p text:style-name="P9"><text:span text:style-name="T12">► </text:span><text:a xlink:type="simple" xlink:href="https://www.welt.de/" text:style-name="Internet_20_link" text:visited-style-name="Visited_20_Internet_20_Link"><text:span text:style-name="T12">https://www.welt.de/</text:span></text:a><text:span text:style-name="T12"> : accès gratuit à l’édition du </text:span><text:span text:style-name="T14">Welt</text:span></text:p>
      <text:p text:style-name="P8"><text:span text:style-name="T15">► </text:span><text:a xlink:type="simple" xlink:href="https://www.deepl.com/translator" text:style-name="Internet_20_link" text:visited-style-name="Visited_20_Internet_20_Link"><text:span text:style-name="T15">https://www.deepl.com/</text:span></text:a><text:span text:style-name="T15"> : </text:span><text:span text:style-name="T16">traduction gratuite et d’assez bonne qualité (français ↔ anglais, français ↔ allemand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02T22:15:20.232242160</meta:creation-date>
    <dc:date>2020-09-01T14:56:35.691000000</dc:date>
    <meta:editing-duration>PT49M7S</meta:editing-duration>
    <meta:editing-cycles>42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47" meta:word-count="433" meta:character-count="2750" meta:non-whitespace-character-count="2348"/>
  </office:meta>
</office:document-meta>
</file>